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0326880-7fff-3499-23e0-a4bdeb2eff85"/>A propos</text:p>
      <text:p text:style-name="Text_20_body"/>
      <text:p text:style-name="P3">Hexagon est un projet répondant à la demande de Domisep faite à la start-up Dominium (spécialisée en informatique, télécommunications, électronique et traitement du signal) de créer une plate-forme web afin de pouvoir gérer des habitations connectées de particuliers à distance. </text:p>
      <text:p text:style-name="P2">Grâce à cette plateforme il vous est possible de gérer les équipements domotiques (radiateurs, climatiseurs, volets roulants, alarmes…) de votre résidence principale (et de vos habitations secondaires) en un clic sans déplacement ! Que ce soit pour régler le chauffage, éteindre une lumière oubliée ou sécuriser votre maison … toutes ces actions vous sont rendues possibles et faciles via votre compte. Il vous est même possible de permettre l’accès à votre habitation avec des fonctionnalités spécifiques à d’autres personnes (membres de votre famille…) en toute simplicité. De plus, notre entreprise vous propose un large choix d'équipement afin de répondre au mieux à votre demande.</text:p>
      <text:p text:style-name="P2">Vous êtes intéressé par notre installation? Vous avez des questions ? N’hésitez pas à nous contacte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41:04.295553619</meta:creation-date>
    <dc:date>2018-12-07T13:41:31.664291325</dc:date>
    <meta:editing-duration>PT33S</meta:editing-duration>
    <meta:editing-cycles>1</meta:editing-cycles>
    <meta:document-statistic meta:table-count="0" meta:image-count="0" meta:object-count="0" meta:page-count="1" meta:paragraph-count="4" meta:word-count="162" meta:character-count="1074" meta:non-whitespace-character-count="914"/>
    <meta:generator>LibreOffice/6.0.6.2$Linux_X86_64 LibreOffice_project/00m0$Build-2</meta:generator>
  </office:meta>
</office:document-meta>
</file>